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Baskerville" svg:font-family="Baskerville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2547in" fo:break-before="auto" style:use-optimal-row-height="true"/>
    </style:style>
    <style:style style:name="ro3" style:family="table-row">
      <style:table-row-properties style:row-height="0.2217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Baskervil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="0.0071in solid #000000"/>
    </style:style>
    <style:style style:name="ce4" style:family="table-cell" style:parent-style-name="Default">
      <style:text-properties style:font-name="Baskerville" fo:font-size="15pt" fo:font-style="italic" style:font-size-asian="15pt" style:font-style-asian="italic" style:font-size-complex="15pt" style:font-style-complex="italic"/>
    </style:style>
    <style:style style:name="ce5" style:family="table-cell" style:parent-style-name="Default">
      <style:text-properties style:font-name="Baskerville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 fo:font-size="24pt" style:font-size-asian="24pt" style:font-size-complex="24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7" table:default-cell-style-name="Default"/>
        <table:table-column table:style-name="co2" table:number-columns-repeated="229" table:default-cell-style-name="Default"/>
        <table:table-row table:style-name="ro1">
          <table:table-cell table:style-name="ce1" table:number-columns-repeated="13"/>
          <table:table-cell table:style-name="ce6" office:value-type="string">
            <text:p>A North Country Maiden</text:p>
          </table:table-cell>
          <table:table-cell table:style-name="ce1" table:number-columns-repeated="13"/>
          <table:table-cell table:number-columns-repeated="229"/>
        </table:table-row>
        <table:table-row table:style-name="ro2">
          <table:table-cell table:style-name="ce1" table:number-columns-repeated="6"/>
          <table:table-cell table:style-name="ce4" office:value-type="string">
            <text:p>Occurrence</text:p>
          </table:table-cell>
          <table:table-cell table:style-name="ce5" table:number-columns-repeated="13"/>
          <table:table-cell table:style-name="ce4" office:value-type="string">
            <text:p>Probability</text:p>
          </table:table-cell>
          <table:table-cell table:style-name="ce1" table:number-columns-repeated="6"/>
          <table:table-cell table:number-columns-repeated="229"/>
        </table:table-row>
        <table:table-row table:style-name="ro3"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C#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#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#</text:p>
          </table:table-cell>
          <table:table-cell table:style-name="ce2" office:value-type="string">
            <text:p>G</text:p>
          </table:table-cell>
          <table:table-cell table:style-name="ce2" office:value-type="string">
            <text:p>G#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#</text:p>
          </table:table-cell>
          <table:table-cell table:style-name="ce2" office:value-type="string">
            <text:p>B</text:p>
          </table:table-cell>
          <table:table-cell/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C#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#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#</text:p>
          </table:table-cell>
          <table:table-cell table:style-name="ce2" office:value-type="string">
            <text:p>G</text:p>
          </table:table-cell>
          <table:table-cell table:style-name="ce2" office:value-type="string">
            <text:p>G#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#</text:p>
          </table:table-cell>
          <table:table-cell table:style-name="ce2" office:value-type="string">
            <text:p>B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C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/>
          <table:table-cell table:style-name="ce2" office:value-type="string">
            <text:p>C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230880230880231">
            <text:p>0.023088023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0577200577200577">
            <text:p>0.0057720058</text:p>
          </table:table-cell>
          <table:table-cell table:style-name="ce3" office:value-type="float" office:value="0.00865800865800866">
            <text:p>0.008658008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0865800865800866">
            <text:p>0.0086580087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C#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9" table:style-name="ce3" office:value-type="float" office:value="0">
            <text:p>0</text:p>
          </table:table-cell>
          <table:table-cell/>
          <table:table-cell table:style-name="ce2" office:value-type="string">
            <text:p>C#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0577200577200577">
            <text:p>0.0057720058</text:p>
          </table:table-cell>
          <table:table-cell table:number-columns-repeated="9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D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/>
          <table:table-cell table:style-name="ce2" office:value-type="string">
            <text:p>D</text:p>
          </table:table-cell>
          <table:table-cell table:number-columns-repeated="3" table:style-name="ce3" office:value-type="float" office:value="0.00577200577200577">
            <text:p>0.00577200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44300144300144">
            <text:p>0.01443001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15440115440115">
            <text:p>0.0115440115</text:p>
          </table:table-cell>
          <table:table-cell table:style-name="ce3" office:value-type="float" office:value="0.00577200577200577">
            <text:p>0.00577200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15440115440115">
            <text:p>0.01154401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230880230880231">
            <text:p>0.0230880231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D#</text:p>
          </table:table-cell>
          <table:table-cell table:number-columns-repeated="12" table:style-name="ce3" office:value-type="float" office:value="0">
            <text:p>0</text:p>
          </table:table-cell>
          <table:table-cell/>
          <table:table-cell table:style-name="ce2" office:value-type="string">
            <text:p>D#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/>
          <table:table-cell table:style-name="ce2" office:value-type="string">
            <text:p>E</text:p>
          </table:table-cell>
          <table:table-cell table:style-name="ce3" office:value-type="float" office:value="0.00577200577200577">
            <text:p>0.00577200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202020202020202">
            <text:p>0.02020202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06060606060606">
            <text:p>0.06060606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21500721500721">
            <text:p>0.0721500722</text:p>
          </table:table-cell>
          <table:table-cell table:style-name="ce3" office:value-type="float" office:value="0.0230880230880231">
            <text:p>0.02308802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577200577200577">
            <text:p>0.00577200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404040404040404">
            <text:p>0.0404040404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F</text:p>
          </table:table-cell>
          <table:table-cell table:number-columns-repeated="12" table:style-name="ce3" office:value-type="float" office:value="0">
            <text:p>0</text:p>
          </table:table-cell>
          <table:table-cell/>
          <table:table-cell table:style-name="ce2" office:value-type="string">
            <text:p>F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F#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/>
          <table:table-cell table:style-name="ce2" office:value-type="string">
            <text:p>F#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0577200577200577">
            <text:p>0.00577200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79220779220779">
            <text:p>0.07792207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65800865800866">
            <text:p>0.0086580087</text:p>
          </table:table-cell>
          <table:table-cell table:style-name="ce3" office:value-type="float" office:value="0.0721500721500721">
            <text:p>0.07215007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73160173160173">
            <text:p>0.01731601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577200577200577">
            <text:p>0.0057720058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G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/>
          <table:table-cell table:style-name="ce2" office:value-type="string">
            <text:p>G</text:p>
          </table:table-cell>
          <table:table-cell table:style-name="ce3" office:value-type="float" office:value="0.00577200577200577">
            <text:p>0.00577200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15440115440115">
            <text:p>0.01154401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346320346320346">
            <text:p>0.034632034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548340548340548">
            <text:p>0.0548340548</text:p>
          </table:table-cell>
          <table:table-cell table:style-name="ce3" office:value-type="float" office:value="0.00865800865800866">
            <text:p>0.008658008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375180375180375">
            <text:p>0.03751803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245310245310245">
            <text:p>0.0245310245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G#</text:p>
          </table:table-cell>
          <table:table-cell table:number-columns-repeated="12" table:style-name="ce3" office:value-type="float" office:value="0">
            <text:p>0</text:p>
          </table:table-cell>
          <table:table-cell/>
          <table:table-cell table:style-name="ce2" office:value-type="string">
            <text:p>G#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0">
            <text:p>3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/>
          <table:table-cell table:style-name="ce2" office:value-type="string">
            <text:p>A</text:p>
          </table:table-cell>
          <table:table-cell table:style-name="ce3" office:value-type="float" office:value="0.00577200577200577">
            <text:p>0.00577200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577200577200577">
            <text:p>0.00577200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15440115440115">
            <text:p>0.01154401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15440115440115">
            <text:p>0.0115440115</text:p>
          </table:table-cell>
          <table:table-cell table:style-name="ce3" office:value-type="float" office:value="0.0432900432900433">
            <text:p>0.043290043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115440115440115">
            <text:p>0.0115440115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A#</text:p>
          </table:table-cell>
          <table:table-cell table:number-columns-repeated="12" table:style-name="ce3" office:value-type="float" office:value="0">
            <text:p>0</text:p>
          </table:table-cell>
          <table:table-cell/>
          <table:table-cell table:style-name="ce2" office:value-type="string">
            <text:p>A#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B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6">
            <text:p>46</text:p>
          </table:table-cell>
          <table:table-cell/>
          <table:table-cell table:style-name="ce2" office:value-type="string">
            <text:p>B</text:p>
          </table:table-cell>
          <table:table-cell table:style-name="ce3" office:value-type="float" office:value="0.0230880230880231">
            <text:p>0.02308802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577200577200577">
            <text:p>0.00577200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288600288600289">
            <text:p>0.028860028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230880230880231">
            <text:p>0.0230880231</text:p>
          </table:table-cell>
          <table:table-cell table:style-name="ce3" office:value-type="float" office:value="0.0173160173160173">
            <text:p>0.01731601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73160173160173">
            <text:p>0.01731601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63780663780664">
            <text:p>0.0663780664</text:p>
          </table:table-cell>
          <table:table-cell table:number-columns-repeated="229"/>
        </table:table-row>
        <table:table-row table:style-name="ro4" table:number-rows-repeated="1048560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Baskerville" svg:font-family="Baskerville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5.5in" fo:page-height="8.5in" style:num-format="1" style:print-orientation="landscape"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4/08/2013</text:date>, <text:time>18:4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</meta:initial-creator>
    <meta:creation-date>2013-04-08T15:25:10</meta:creation-date>
    <dc:date>2013-04-08T18:43:30</dc:date>
    <meta:generator>OpenOffice.org/3.4.1$Unix OpenOffice.org_project/341m1$Build-9593</meta:generator>
    <meta:editing-duration>PT15M17S</meta:editing-duration>
    <meta:editing-cycles>5</meta:editing-cycles>
    <meta:document-statistic meta:table-count="1" meta:cell-count="339" meta:object-count="0"/>
  </office:meta>
</office:document-meta>
</file>